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svg:stroke-color="#b3b3b3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color="#b3b3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style:text-position="-33% 58%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b3b3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cm" svg:y1="11.2cm" svg:x2="10cm" svg:y2="11.2cm">
          <text:p/>
        </draw:line>
        <draw:line draw:style-name="gr1" draw:text-style-name="P1" draw:layer="layout" svg:x1="2.96cm" svg:y1="16.3cm" svg:x2="2.96cm" svg:y2="4.3cm">
          <text:p/>
        </draw:line>
        <draw:line draw:style-name="gr2" draw:text-style-name="P1" draw:layer="layout" svg:x1="3.06cm" svg:y1="16.2cm" svg:x2="8.06cm" svg:y2="16.2cm">
          <text:p/>
        </draw:line>
        <draw:line draw:style-name="gr2" draw:text-style-name="P1" draw:layer="layout" svg:x1="3.06cm" svg:y1="15.2cm" svg:x2="8.06cm" svg:y2="15.2cm">
          <text:p/>
        </draw:line>
        <draw:line draw:style-name="gr2" draw:text-style-name="P1" draw:layer="layout" svg:x1="3.06cm" svg:y1="14.2cm" svg:x2="8.06cm" svg:y2="14.2cm">
          <text:p/>
        </draw:line>
        <draw:line draw:style-name="gr2" draw:text-style-name="P1" draw:layer="layout" svg:x1="3.06cm" svg:y1="13.2cm" svg:x2="8.06cm" svg:y2="13.2cm">
          <text:p/>
        </draw:line>
        <draw:line draw:style-name="gr2" draw:text-style-name="P1" draw:layer="layout" svg:x1="3.06cm" svg:y1="12.2cm" svg:x2="8.06cm" svg:y2="12.2cm">
          <text:p/>
        </draw:line>
        <draw:line draw:style-name="gr2" draw:text-style-name="P1" draw:layer="layout" svg:x1="3.06cm" svg:y1="11.2cm" svg:x2="8.06cm" svg:y2="11.2cm">
          <text:p/>
        </draw:line>
        <draw:line draw:style-name="gr2" draw:text-style-name="P1" draw:layer="layout" svg:x1="3.06cm" svg:y1="10.2cm" svg:x2="8.06cm" svg:y2="10.2cm">
          <text:p/>
        </draw:line>
        <draw:line draw:style-name="gr2" draw:text-style-name="P1" draw:layer="layout" svg:x1="3.06cm" svg:y1="9.2cm" svg:x2="8.06cm" svg:y2="9.2cm">
          <text:p/>
        </draw:line>
        <draw:line draw:style-name="gr2" draw:text-style-name="P1" draw:layer="layout" svg:x1="3.06cm" svg:y1="8.2cm" svg:x2="8.06cm" svg:y2="8.2cm">
          <text:p/>
        </draw:line>
        <draw:frame draw:style-name="gr3" draw:layer="layout" svg:width="1.031cm" svg:height="0.962cm" svg:x="1.7cm" svg:y="15.7cm">
          <draw:text-box>
            <text:p>0 </text:p>
          </draw:text-box>
        </draw:frame>
        <draw:line draw:style-name="gr2" draw:text-style-name="P1" draw:layer="layout" svg:x1="3.96cm" svg:y1="16.2cm" svg:x2="3.96cm" svg:y2="6.2cm">
          <text:p/>
        </draw:line>
        <draw:line draw:style-name="gr2" draw:text-style-name="P1" draw:layer="layout" svg:x1="4.96cm" svg:y1="16.2cm" svg:x2="4.96cm" svg:y2="6.2cm">
          <text:p/>
        </draw:line>
        <draw:frame draw:style-name="gr3" draw:layer="layout" svg:width="1.234cm" svg:height="1.114cm" svg:x="9.2cm" svg:y="11.3cm">
          <draw:text-box>
            <text:p><text:span text:style-name="T1">k</text:span><text:span text:style-name="T2">x</text:span> </text:p>
          </draw:text-box>
        </draw:frame>
        <draw:frame draw:style-name="gr4" draw:layer="layout" svg:width="1.006cm" svg:height="1.114cm" svg:x="1.701cm" svg:y="3.8cm">
          <draw:text-box>
            <text:p>k<text:span text:style-name="T3">y</text:span></text:p>
          </draw:text-box>
        </draw:frame>
        <draw:line draw:style-name="gr2" draw:text-style-name="P1" draw:layer="layout" svg:x1="3.06cm" svg:y1="7.2cm" svg:x2="8.06cm" svg:y2="7.2cm">
          <text:p/>
        </draw:line>
        <draw:line draw:style-name="gr2" draw:text-style-name="P1" draw:layer="layout" svg:x1="3.06cm" svg:y1="6.2cm" svg:x2="8.06cm" svg:y2="6.2cm">
          <text:p/>
        </draw:line>
        <draw:line draw:style-name="gr2" draw:text-style-name="P1" draw:layer="layout" svg:x1="6.06cm" svg:y1="16.2cm" svg:x2="6.06cm" svg:y2="6.2cm">
          <text:p/>
        </draw:line>
        <draw:line draw:style-name="gr2" draw:text-style-name="P1" draw:layer="layout" svg:x1="7.06cm" svg:y1="16.2cm" svg:x2="7.06cm" svg:y2="6.2cm">
          <text:p/>
        </draw:line>
        <draw:line draw:style-name="gr2" draw:text-style-name="P1" draw:layer="layout" svg:x1="8.06cm" svg:y1="16.2cm" svg:x2="8.06cm" svg:y2="6.2cm">
          <text:p/>
        </draw:line>
        <draw:frame draw:style-name="gr3" draw:text-style-name="P2" draw:layer="layout" svg:width="2.809cm" svg:height="1.214cm" svg:x="4.13cm" svg:y="4.5cm">
          <draw:text-box>
            <text:p><text:span text:style-name="T4">c(k</text:span><text:span text:style-name="T5">x</text:span><text:span text:style-name="T4">,k</text:span><text:span text:style-name="T5">y</text:span><text:span text:style-name="T4">)</text:span></text:p>
          </draw:text-box>
        </draw:frame>
        <draw:frame draw:style-name="gr3" draw:layer="layout" svg:width="1.243cm" svg:height="0.962cm" svg:x="1.501cm" svg:y="5.8cm">
          <draw:text-box>
            <text:p>-1 </text:p>
          </draw:text-box>
        </draw:frame>
        <draw:frame draw:style-name="gr3" draw:layer="layout" svg:width="1.488cm" svg:height="0.962cm" svg:x="1.433cm" svg:y="10.7cm">
          <draw:text-box>
            <text:p>nky</text:p>
          </draw:text-box>
        </draw:frame>
        <draw:frame draw:style-name="gr3" draw:layer="layout" svg:width="1.031cm" svg:height="0.962cm" svg:x="2.534cm" svg:y="16.5cm">
          <draw:text-box>
            <text:p>0 </text:p>
          </draw:text-box>
        </draw:frame>
        <draw:frame draw:style-name="gr5" draw:layer="layout" svg:width="2.041cm" svg:height="0.962cm" svg:x="1.2cm" svg:y="9.7cm">
          <draw:text-box>
            <text:p>-nky </text:p>
          </draw:text-box>
        </draw:frame>
        <draw:frame draw:style-name="gr3" draw:layer="layout" svg:width="1.031cm" svg:height="0.962cm" svg:x="3.532cm" svg:y="16.5cm">
          <draw:text-box>
            <text:p>1 </text:p>
          </draw:text-box>
        </draw:frame>
        <draw:frame draw:style-name="gr3" draw:layer="layout" svg:width="1.666cm" svg:height="0.962cm" svg:x="7.401cm" svg:y="16.5cm">
          <draw:text-box>
            <text:p>nkx </text:p>
          </draw:text-box>
        </draw:frame>
        <draw:frame draw:style-name="gr3" draw:layer="layout" svg:width="1.031cm" svg:height="0.962cm" svg:x="1.701cm" svg:y="14.8cm">
          <draw:text-box>
            <text:p>1 </text:p>
          </draw:text-box>
        </draw:frame>
        <draw:frame draw:style-name="gr3" draw:layer="layout" svg:width="1.243cm" svg:height="0.962cm" svg:x="1.502cm" svg:y="6.8cm">
          <draw:text-box>
            <text:p>-2 </text:p>
          </draw:text-box>
        </draw:frame>
        <draw:frame draw:style-name="gr3" draw:text-style-name="P3" draw:layer="layout" svg:width="1.383cm" svg:height="1.356cm" svg:x="0.6cm" svg:y="2.3cm">
          <draw:text-box>
            <text:p><text:span text:style-name="T6">a)</text:span></text:p>
          </draw:text-box>
        </draw:frame>
        <draw:line draw:style-name="gr1" draw:text-style-name="P1" draw:layer="layout" svg:x1="14.8cm" svg:y1="11.2cm" svg:x2="26.8cm" svg:y2="11.2cm">
          <text:p/>
        </draw:line>
        <draw:line draw:style-name="gr1" draw:text-style-name="P1" draw:layer="layout" svg:x1="19.96cm" svg:y1="16.3cm" svg:x2="19.96cm" svg:y2="4.3cm">
          <text:p/>
        </draw:line>
        <draw:line draw:style-name="gr2" draw:text-style-name="P1" draw:layer="layout" svg:x1="20.06cm" svg:y1="16.2cm" svg:x2="25.06cm" svg:y2="16.2cm">
          <text:p/>
        </draw:line>
        <draw:line draw:style-name="gr2" draw:text-style-name="P1" draw:layer="layout" svg:x1="20.06cm" svg:y1="15.2cm" svg:x2="25.06cm" svg:y2="15.2cm">
          <text:p/>
        </draw:line>
        <draw:line draw:style-name="gr2" draw:text-style-name="P1" draw:layer="layout" svg:x1="20.06cm" svg:y1="14.2cm" svg:x2="25.06cm" svg:y2="14.2cm">
          <text:p/>
        </draw:line>
        <draw:line draw:style-name="gr2" draw:text-style-name="P1" draw:layer="layout" svg:x1="20.06cm" svg:y1="13.2cm" svg:x2="25.06cm" svg:y2="13.2cm">
          <text:p/>
        </draw:line>
        <draw:line draw:style-name="gr2" draw:text-style-name="P1" draw:layer="layout" svg:x1="20.06cm" svg:y1="12.2cm" svg:x2="25.06cm" svg:y2="12.2cm">
          <text:p/>
        </draw:line>
        <draw:line draw:style-name="gr2" draw:text-style-name="P1" draw:layer="layout" svg:x1="20.06cm" svg:y1="11.2cm" svg:x2="25.06cm" svg:y2="11.2cm">
          <text:p/>
        </draw:line>
        <draw:line draw:style-name="gr2" draw:text-style-name="P1" draw:layer="layout" svg:x1="20.06cm" svg:y1="10.2cm" svg:x2="25.06cm" svg:y2="10.2cm">
          <text:p/>
        </draw:line>
        <draw:line draw:style-name="gr2" draw:text-style-name="P1" draw:layer="layout" svg:x1="20.06cm" svg:y1="9.2cm" svg:x2="25.06cm" svg:y2="9.2cm">
          <text:p/>
        </draw:line>
        <draw:line draw:style-name="gr2" draw:text-style-name="P1" draw:layer="layout" svg:x1="20.06cm" svg:y1="8.2cm" svg:x2="25.06cm" svg:y2="8.2cm">
          <text:p/>
        </draw:line>
        <draw:frame draw:style-name="gr3" draw:layer="layout" svg:width="1.878cm" svg:height="0.962cm" svg:x="13.2cm" svg:y="15.7cm">
          <draw:text-box>
            <text:p>-nky </text:p>
          </draw:text-box>
        </draw:frame>
        <draw:line draw:style-name="gr2" draw:text-style-name="P1" draw:layer="layout" svg:x1="20.96cm" svg:y1="16.2cm" svg:x2="20.96cm" svg:y2="6.2cm">
          <text:p/>
        </draw:line>
        <draw:line draw:style-name="gr2" draw:text-style-name="P1" draw:layer="layout" svg:x1="21.96cm" svg:y1="16.2cm" svg:x2="21.96cm" svg:y2="6.2cm">
          <text:p/>
        </draw:line>
        <draw:frame draw:style-name="gr3" draw:layer="layout" svg:width="1.234cm" svg:height="1.114cm" svg:x="26.2cm" svg:y="11.3cm">
          <draw:text-box>
            <text:p><text:span text:style-name="T1">k</text:span><text:span text:style-name="T2">x</text:span> </text:p>
          </draw:text-box>
        </draw:frame>
        <draw:frame draw:style-name="gr4" draw:layer="layout" svg:width="1.006cm" svg:height="1.114cm" svg:x="18.701cm" svg:y="3.8cm">
          <draw:text-box>
            <text:p>k<text:span text:style-name="T3">y</text:span></text:p>
          </draw:text-box>
        </draw:frame>
        <draw:line draw:style-name="gr2" draw:text-style-name="P1" draw:layer="layout" svg:x1="20.06cm" svg:y1="7.2cm" svg:x2="25.06cm" svg:y2="7.2cm">
          <text:p/>
        </draw:line>
        <draw:line draw:style-name="gr2" draw:text-style-name="P1" draw:layer="layout" svg:x1="20.06cm" svg:y1="6.2cm" svg:x2="25.06cm" svg:y2="6.2cm">
          <text:p/>
        </draw:line>
        <draw:line draw:style-name="gr2" draw:text-style-name="P1" draw:layer="layout" svg:x1="23.06cm" svg:y1="16.2cm" svg:x2="23.06cm" svg:y2="6.2cm">
          <text:p/>
        </draw:line>
        <draw:line draw:style-name="gr2" draw:text-style-name="P1" draw:layer="layout" svg:x1="24.06cm" svg:y1="16.2cm" svg:x2="24.06cm" svg:y2="6.2cm">
          <text:p/>
        </draw:line>
        <draw:line draw:style-name="gr2" draw:text-style-name="P1" draw:layer="layout" svg:x1="25.06cm" svg:y1="16.2cm" svg:x2="25.06cm" svg:y2="6.2cm">
          <text:p/>
        </draw:line>
        <draw:frame draw:style-name="gr3" draw:text-style-name="P2" draw:layer="layout" svg:width="4.736cm" svg:height="1.214cm" svg:x="20.63cm" svg:y="3.1cm">
          <draw:text-box>
            <text:p><text:span text:style-name="T4">amp(c(k</text:span><text:span text:style-name="T5">x</text:span><text:span text:style-name="T4">,k</text:span><text:span text:style-name="T5">y</text:span><text:span text:style-name="T4">))</text:span></text:p>
          </draw:text-box>
        </draw:frame>
        <draw:frame draw:style-name="gr3" draw:layer="layout" svg:width="1.666cm" svg:height="0.962cm" svg:x="13.501cm" svg:y="5.7cm">
          <draw:text-box>
            <text:p>nky </text:p>
          </draw:text-box>
        </draw:frame>
        <draw:frame draw:style-name="gr3" draw:layer="layout" svg:width="1.031cm" svg:height="0.962cm" svg:x="13.933cm" svg:y="10.7cm">
          <draw:text-box>
            <text:p>0 </text:p>
          </draw:text-box>
        </draw:frame>
        <draw:frame draw:style-name="gr3" draw:layer="layout" svg:width="1.031cm" svg:height="0.962cm" svg:x="19.534cm" svg:y="16.5cm">
          <draw:text-box>
            <text:p>0 </text:p>
          </draw:text-box>
        </draw:frame>
        <draw:frame draw:style-name="gr3" draw:layer="layout" svg:width="1.243cm" svg:height="0.962cm" svg:x="13.731cm" svg:y="11.7cm">
          <draw:text-box>
            <text:p>-1 </text:p>
          </draw:text-box>
        </draw:frame>
        <draw:frame draw:style-name="gr5" draw:layer="layout" svg:width="1.209cm" svg:height="0.962cm" svg:x="13.732cm" svg:y="9.7cm">
          <draw:text-box>
            <text:p><text:s/>1 </text:p>
          </draw:text-box>
        </draw:frame>
        <draw:frame draw:style-name="gr3" draw:layer="layout" svg:width="1.031cm" svg:height="0.962cm" svg:x="20.532cm" svg:y="16.5cm">
          <draw:text-box>
            <text:p>1 </text:p>
          </draw:text-box>
        </draw:frame>
        <draw:frame draw:style-name="gr3" draw:layer="layout" svg:width="1.666cm" svg:height="0.962cm" svg:x="24.401cm" svg:y="16.5cm">
          <draw:text-box>
            <text:p>nkx </text:p>
          </draw:text-box>
        </draw:frame>
        <draw:line draw:style-name="gr6" draw:text-style-name="P1" draw:layer="layout" svg:x1="18.96cm" svg:y1="16.2cm" svg:x2="18.96cm" svg:y2="6.2cm">
          <text:p/>
        </draw:line>
        <draw:line draw:style-name="gr6" draw:text-style-name="P1" draw:layer="layout" svg:x1="17.96cm" svg:y1="16.2cm" svg:x2="17.96cm" svg:y2="6.2cm">
          <text:p/>
        </draw:line>
        <draw:line draw:style-name="gr6" draw:text-style-name="P1" draw:layer="layout" svg:x1="16.96cm" svg:y1="16.2cm" svg:x2="16.96cm" svg:y2="6.2cm">
          <text:p/>
        </draw:line>
        <draw:line draw:style-name="gr6" draw:text-style-name="P1" draw:layer="layout" svg:x1="15.96cm" svg:y1="16.2cm" svg:x2="15.96cm" svg:y2="6.2cm">
          <text:p/>
        </draw:line>
        <draw:line draw:style-name="gr6" draw:text-style-name="P1" draw:layer="layout" svg:x1="14.96cm" svg:y1="16.2cm" svg:x2="14.96cm" svg:y2="6.2cm">
          <text:p/>
        </draw:line>
        <draw:line draw:style-name="gr6" draw:text-style-name="P1" draw:layer="layout" svg:x1="14.96cm" svg:y1="6.2cm" svg:x2="19.96cm" svg:y2="6.2cm">
          <text:p/>
        </draw:line>
        <draw:line draw:style-name="gr6" draw:text-style-name="P1" draw:layer="layout" svg:x1="14.96cm" svg:y1="7.2cm" svg:x2="19.96cm" svg:y2="7.2cm">
          <text:p/>
        </draw:line>
        <draw:line draw:style-name="gr6" draw:text-style-name="P1" draw:layer="layout" svg:x1="14.96cm" svg:y1="8.2cm" svg:x2="19.96cm" svg:y2="8.2cm">
          <text:p/>
        </draw:line>
        <draw:line draw:style-name="gr6" draw:text-style-name="P1" draw:layer="layout" svg:x1="14.96cm" svg:y1="9.2cm" svg:x2="19.96cm" svg:y2="9.2cm">
          <text:p/>
        </draw:line>
        <draw:line draw:style-name="gr6" draw:text-style-name="P1" draw:layer="layout" svg:x1="14.96cm" svg:y1="10.2cm" svg:x2="19.96cm" svg:y2="10.2cm">
          <text:p/>
        </draw:line>
        <draw:line draw:style-name="gr6" draw:text-style-name="P1" draw:layer="layout" svg:x1="14.96cm" svg:y1="12.2cm" svg:x2="19.96cm" svg:y2="12.2cm">
          <text:p/>
        </draw:line>
        <draw:line draw:style-name="gr6" draw:text-style-name="P1" draw:layer="layout" svg:x1="14.96cm" svg:y1="13.2cm" svg:x2="19.96cm" svg:y2="13.2cm">
          <text:p/>
        </draw:line>
        <draw:line draw:style-name="gr6" draw:text-style-name="P1" draw:layer="layout" svg:x1="14.96cm" svg:y1="14.2cm" svg:x2="19.96cm" svg:y2="14.2cm">
          <text:p/>
        </draw:line>
        <draw:line draw:style-name="gr6" draw:text-style-name="P1" draw:layer="layout" svg:x1="14.96cm" svg:y1="15.2cm" svg:x2="19.96cm" svg:y2="15.2cm">
          <text:p/>
        </draw:line>
        <draw:line draw:style-name="gr6" draw:text-style-name="P1" draw:layer="layout" svg:x1="14.96cm" svg:y1="16.2cm" svg:x2="19.96cm" svg:y2="16.2cm">
          <text:p/>
        </draw:line>
        <draw:frame draw:style-name="gr3" draw:text-style-name="P4" draw:layer="layout" svg:width="1.243cm" svg:height="0.962cm" svg:x="18.333cm" svg:y="16.5cm">
          <draw:text-box>
            <text:p><text:span text:style-name="T7">-1 </text:span></text:p>
          </draw:text-box>
        </draw:frame>
        <draw:frame draw:style-name="gr3" draw:text-style-name="P4" draw:layer="layout" svg:width="1.7cm" svg:height="0.962cm" svg:x="14.001cm" svg:y="16.4cm">
          <draw:text-box>
            <text:p><text:span text:style-name="T7">-nkx</text:span></text:p>
          </draw:text-box>
        </draw:frame>
        <draw:frame draw:style-name="gr3" draw:text-style-name="P3" draw:layer="layout" svg:width="1.433cm" svg:height="1.356cm" svg:x="13.401cm" svg:y="2.3cm">
          <draw:text-box>
            <text:p><text:span text:style-name="T6">b)</text:span></text:p>
          </draw:text-box>
        </draw:frame>
        <draw:frame draw:style-name="gr3" draw:text-style-name="P2" draw:layer="layout" svg:width="4.541cm" svg:height="1.214cm" svg:x="20.63cm" svg:y="4.4cm">
          <draw:text-box>
            <text:p><text:span text:style-name="T4">pha(c(k</text:span><text:span text:style-name="T5">x</text:span><text:span text:style-name="T4">,k</text:span><text:span text:style-name="T5">y</text:span><text:span text:style-name="T4">)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rth </meta:initial-creator>
    <meta:creation-date>2015-10-14T12:47:45.205668452</meta:creation-date>
    <meta:editing-duration>PT3H10M32S</meta:editing-duration>
    <meta:editing-cycles>13</meta:editing-cycles>
    <dc:date>2015-10-15T14:12:28.815916731</dc:date>
    <dc:creator>borth </dc:creator>
    <meta:generator>LibreOffice/4.2.8.2$Linux_X86_64 LibreOffice_project/420m0$Build-2</meta:generator>
    <meta:document-statistic meta:object-count="102"/>
  </office:meta>
</office:document-meta>
</file>